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8d8" officeooo:paragraph-rsid="000638d8"/>
    </style:style>
    <style:style style:name="P2" style:family="paragraph" style:parent-style-name="Standard">
      <style:text-properties officeooo:rsid="0007d1ef" officeooo:paragraph-rsid="0007d1ef"/>
    </style:style>
    <style:style style:name="P3" style:family="paragraph" style:parent-style-name="Standard">
      <style:text-properties officeooo:rsid="00083489" officeooo:paragraph-rsid="00083489"/>
    </style:style>
    <style:style style:name="P4" style:family="paragraph" style:parent-style-name="Standard">
      <style:text-properties officeooo:rsid="00096614" officeooo:paragraph-rsid="00096614"/>
    </style:style>
    <style:style style:name="P5" style:family="paragraph" style:parent-style-name="Standard">
      <style:text-properties officeooo:rsid="0009d169" officeooo:paragraph-rsid="0009d169"/>
    </style:style>
    <style:style style:name="P6" style:family="paragraph" style:parent-style-name="Standard">
      <style:text-properties officeooo:rsid="000a17e1" officeooo:paragraph-rsid="000a17e1"/>
    </style:style>
    <style:style style:name="P7" style:family="paragraph" style:parent-style-name="Standard">
      <style:text-properties officeooo:rsid="000638d8" officeooo:paragraph-rsid="000cabc4"/>
    </style:style>
    <style:style style:name="T1" style:family="text">
      <style:text-properties officeooo:rsid="0007d1ef"/>
    </style:style>
    <style:style style:name="T2" style:family="text">
      <style:text-properties officeooo:rsid="000b3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setup</text:p>
      <text:p text:style-name="P1"/>
      <text:p text:style-name="P1">Step 1:</text:p>
      <text:p text:style-name="P1"/>
      <text:p text:style-name="P7">sudo apt-get install build-essential nasm genisoimage <text:span text:style-name="T1">qemu gdb ddd git libx11-dev libxrandr-dev</text:span></text:p>
      <text:p text:style-name="P1"/>
      <text:p text:style-name="P2">Step 2: install bochs</text:p>
      <text:p text:style-name="P2"/>
      <text:p text:style-name="P2">tar -xzvf <text:s/>bochs-2.6.8.tar.gz</text:p>
      <text:p text:style-name="P2"/>
      <text:p text:style-name="P3">cd bochs-2.6.8</text:p>
      <text:p text:style-name="P3"/>
      <text:p text:style-name="P3">./configure --enable-gdb-stub –with-all-libs</text:p>
      <text:p text:style-name="P3">make</text:p>
      <text:p text:style-name="P3">sudo make install</text:p>
      <text:p text:style-name="P2"/>
      <text:p text:style-name="P6">Step 3: <text:span text:style-name="T2">running our own os</text:span></text:p>
      <text:p text:style-name="P6">make clean</text:p>
      <text:p text:style-name="P6">make all</text:p>
      <text:p text:style-name="P6">make os.iso</text:p>
      <text:p text:style-name="P6">make run</text:p>
      <text:p text:style-name="P2"/>
      <text:p text:style-name="P4"><text:s/>ddd kernel --eval-command="target remote localhost:26000"</text:p>
      <text:p text:style-name="P4"><text:s/>gdb kernel --eval-command="target remote localhost:26000"</text:p>
      <text:p text:style-name="P2"/>
      <text:p text:style-name="P5">file kernel.e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3:33:32.749790996</meta:creation-date>
    <dc:date>2016-05-24T12:32:36.066915793</dc:date>
    <meta:editing-duration>PT1H20M4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61" meta:character-count="433" meta:non-whitespace-character-count="389"/>
  </office:meta>
</office:document-meta>
</file>